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ValueMapAdapt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MapAdapter.set( K key , @ Nullable V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ValueMapAdapter.getFirst( K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ValueMapAdapter.add( K key , @ Nullable V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ValueMapAdapter.addAll( K key , List &lt; ? extends V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ValueMapAdapter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MapAdapter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MapAdapter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MapAdapter.MultiValueMapAdapter( Map &lt; K , List &lt; V &gt; &gt; target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ValueMapAdapter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MapAdapter.putAll( Map &lt; ? extends K , ? extends List &lt; V &gt; &gt;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MapAdapter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MapAdapt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MapAdapter.setAll( Map &lt; K , V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MapAdapter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MapAdapter.equals( @ Nullable Object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MapAdapter.toSingleValueMa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ultiValueMapAdapter.contains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MapAdapter.put( K key , List &lt; V &gt;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MapAdapter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MapAdapter.addAll( MultiValueMap &lt; K , V &gt;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ValueMapAdapt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MapAdapter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